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4A000001077E21D0C7156264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364cm" svg:height="7.462cm" svg:x="9.993cm" svg:y="6.2cm">
          <draw:image xlink:href="Pictures/100002010000014A000001077E21D0C71562646E.png" xlink:type="simple" xlink:show="embed" xlink:actuate="onLoad">
            <text:p/>
          </draw:image>
        </draw:frame>
        <draw:frame draw:style-name="gr2" draw:text-style-name="P1" draw:layer="layout" svg:width="0.664cm" svg:height="0.397cm" svg:x="14.2cm" svg:y="1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2" draw:layer="layout" svg:x1="15.8cm" svg:y1="12.6cm" svg:x2="12.2cm" svg:y2="10cm">
          <text:p/>
        </draw:line>
        <draw:frame draw:style-name="gr2" draw:text-style-name="P1" draw:layer="layout" svg:width="0.706cm" svg:height="0.77cm" svg:x="13.694cm" svg:y="10.0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2" draw:layer="layout" svg:x1="16cm" svg:y1="12.8cm" svg:x2="11.4cm" svg:y2="12.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9:01:37.165326037</meta:creation-date>
    <dc:date>2017-09-19T21:25:27.740484441</dc:date>
    <meta:editing-duration>PT2H13M50S</meta:editing-duration>
    <meta:editing-cycles>2</meta:editing-cycles>
    <meta:generator>LibreOffice/5.4.0.3$Linux_X86_64 LibreOffice_project/40m0$Build-3</meta:generator>
    <meta:document-statistic meta:object-count="28"/>
  </office:meta>
</office:document-meta>
</file>

<file path=Object 1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over accent="true">
      <mi>F</mi>
      <mo stretchy="false">⃗</mo>
    </mover>
    <annotation encoding="StarMath 5.0">vec F</annotation>
  </semantics>
</math>
</file>